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8.46">
            <text:p>28.460</text:p>
          </table:table-cell>
          <table:table-cell office:value-type="float" office:value="10">
            <text:p>10</text:p>
          </table:table-cell>
          <table:table-cell table:formula="of:=[.C3]*1.01" office:value-type="float" office:value="31.4375456892029">
            <text:p>31.437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20.74">
            <text:p>20.74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22.9098628810284">
            <text:p>22.9099</text:p>
          </table:table-cell>
          <table:table-cell table:style-name="ce3" office:value-type="float" office:value="8.07">
            <text:p>8.07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8.91430055206842">
            <text:p>8.9143</text:p>
          </table:table-cell>
          <table:table-cell table:style-name="ce3" office:value-type="float" office:value="6.46">
            <text:p>6.46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7.13585893015638">
            <text:p>7.1359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8.46">
            <text:p>28.46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1.1262828605969">
            <text:p>31.1263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20.74">
            <text:p>20.74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22.6830325554736">
            <text:p>22.6830</text:p>
          </table:table-cell>
          <table:table-cell table:style-name="ce4" table:formula="of:=[.V2]" office:value-type="float" office:value="8.07">
            <text:p>8.07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8.82604015056279">
            <text:p>8.8260</text:p>
          </table:table-cell>
          <table:table-cell table:style-name="ce4" table:formula="of:=[.Y2]" office:value-type="float" office:value="6.46">
            <text:p>6.46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7.06520686154097">
            <text:p>7.0652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8.46">
            <text:p>28.46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8181018421752">
            <text:p>30.8181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20.74">
            <text:p>20.74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22.4584480747264">
            <text:p>22.4584</text:p>
          </table:table-cell>
          <table:table-cell table:style-name="ce4" table:formula="of:=[.V3]" office:value-type="float" office:value="8.07">
            <text:p>8.07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8.73865361441861">
            <text:p>8.7387</text:p>
          </table:table-cell>
          <table:table-cell table:style-name="ce4" table:formula="of:=[.Y3]" office:value-type="float" office:value="6.46">
            <text:p>6.46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6.9952543183574">
            <text:p>6.9953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8.46">
            <text:p>28.46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0.5129721209655">
            <text:p>30.5130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20.74">
            <text:p>20.74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22.2360872026994">
            <text:p>22.2361</text:p>
          </table:table-cell>
          <table:table-cell table:style-name="ce4" table:formula="of:=[.V4]" office:value-type="float" office:value="8.07">
            <text:p>8.07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8.65213229150357">
            <text:p>8.6521</text:p>
          </table:table-cell>
          <table:table-cell table:style-name="ce4" table:formula="of:=[.Y4]" office:value-type="float" office:value="6.46">
            <text:p>6.46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6.92599437461128">
            <text:p>6.9260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8.46">
            <text:p>28.46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0.2108634861045">
            <text:p>30.2109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20.74">
            <text:p>20.74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22.0159279234647">
            <text:p>22.0159</text:p>
          </table:table-cell>
          <table:table-cell table:style-name="ce4" table:formula="of:=[.V5]" office:value-type="float" office:value="8.07">
            <text:p>8.07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8.56646761535007">
            <text:p>8.5665</text:p>
          </table:table-cell>
          <table:table-cell table:style-name="ce4" table:formula="of:=[.Y5]" office:value-type="float" office:value="6.46">
            <text:p>6.46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6.85742017288246">
            <text:p>6.8574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8.46">
            <text:p>28.46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9.911746025846">
            <text:p>29.9117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20.74">
            <text:p>20.74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21.797948439074">
            <text:p>21.7979</text:p>
          </table:table-cell>
          <table:table-cell table:style-name="ce4" table:formula="of:=[.V6]" office:value-type="float" office:value="8.07">
            <text:p>8.07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8.481651104307">
            <text:p>8.4817</text:p>
          </table:table-cell>
          <table:table-cell table:style-name="ce4" table:formula="of:=[.Y6]" office:value-type="float" office:value="6.46">
            <text:p>6.46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6.789524923646">
            <text:p>6.7895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8.46">
            <text:p>28.46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9.6155901246">
            <text:p>29.6156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20.74">
            <text:p>20.74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21.5821271674">
            <text:p>21.5821</text:p>
          </table:table-cell>
          <table:table-cell table:style-name="ce4" table:formula="of:=[.V7]" office:value-type="float" office:value="8.07">
            <text:p>8.07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8.3976743607">
            <text:p>8.3977</text:p>
          </table:table-cell>
          <table:table-cell table:style-name="ce4" table:formula="of:=[.Y7]" office:value-type="float" office:value="6.46">
            <text:p>6.46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6.7223019046">
            <text:p>6.7223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8.46">
            <text:p>28.46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9.32236646">
            <text:p>29.3224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20.74">
            <text:p>20.74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21.36844274">
            <text:p>21.3684</text:p>
          </table:table-cell>
          <table:table-cell table:style-name="ce4" table:formula="of:=[.V8]" office:value-type="float" office:value="8.07">
            <text:p>8.07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8.31452907">
            <text:p>8.3145</text:p>
          </table:table-cell>
          <table:table-cell table:style-name="ce4" table:formula="of:=[.Y8]" office:value-type="float" office:value="6.46">
            <text:p>6.46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6.65574446">
            <text:p>6.655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8.46">
            <text:p>28.46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9.032046">
            <text:p>29.032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20.74">
            <text:p>20.74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21.156874">
            <text:p>21.1569</text:p>
          </table:table-cell>
          <table:table-cell table:style-name="ce4" table:formula="of:=[.V9]" office:value-type="float" office:value="8.07">
            <text:p>8.07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8.232207">
            <text:p>8.2322</text:p>
          </table:table-cell>
          <table:table-cell table:style-name="ce4" table:formula="of:=[.Y9]" office:value-type="float" office:value="6.46">
            <text:p>6.46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6.589846">
            <text:p>6.589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8.46">
            <text:p>28.46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8.7446">
            <text:p>28.7446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20.74">
            <text:p>20.74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20.9474">
            <text:p>20.9474</text:p>
          </table:table-cell>
          <table:table-cell table:style-name="ce4" table:formula="of:=[.V10]" office:value-type="float" office:value="8.07">
            <text:p>8.07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8.1507">
            <text:p>8.1507</text:p>
          </table:table-cell>
          <table:table-cell table:style-name="ce4" table:formula="of:=[.Y10]" office:value-type="float" office:value="6.46">
            <text:p>6.46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6.5246">
            <text:p>6.5246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8.46">
            <text:p>28.46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8.46">
            <text:p>28.46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20.74">
            <text:p>20.74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20.74">
            <text:p>20.7400</text:p>
          </table:table-cell>
          <table:table-cell table:style-name="ce4" table:formula="of:=[.V11]" office:value-type="float" office:value="8.07">
            <text:p>8.07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8.07">
            <text:p>8.0700</text:p>
          </table:table-cell>
          <table:table-cell table:style-name="ce4" table:formula="of:=[.Y11]" office:value-type="float" office:value="6.46">
            <text:p>6.46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6.46">
            <text:p>6.46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8.46">
            <text:p>28.46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8.1782178217822">
            <text:p>28.1782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20.74">
            <text:p>20.74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20.5346534653465">
            <text:p>20.5347</text:p>
          </table:table-cell>
          <table:table-cell table:style-name="ce4" table:formula="of:=[.V12]" office:value-type="float" office:value="8.07">
            <text:p>8.07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7.99009900990099">
            <text:p>7.9901</text:p>
          </table:table-cell>
          <table:table-cell table:style-name="ce4" table:formula="of:=[.Y12]" office:value-type="float" office:value="6.46">
            <text:p>6.46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6.3960396039604">
            <text:p>6.3960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8.46">
            <text:p>28.46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7.899225566121">
            <text:p>27.8992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20.74">
            <text:p>20.74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20.3313400646995">
            <text:p>20.3313</text:p>
          </table:table-cell>
          <table:table-cell table:style-name="ce4" table:formula="of:=[.V13]" office:value-type="float" office:value="8.07">
            <text:p>8.07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7.91098911871385">
            <text:p>7.9110</text:p>
          </table:table-cell>
          <table:table-cell table:style-name="ce4" table:formula="of:=[.Y13]" office:value-type="float" office:value="6.46">
            <text:p>6.46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6.33271247916871">
            <text:p>6.3327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8.46">
            <text:p>28.46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7.6229956100208">
            <text:p>27.6230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20.74">
            <text:p>20.74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20.1300396680193">
            <text:p>20.1300</text:p>
          </table:table-cell>
          <table:table-cell table:style-name="ce4" table:formula="of:=[.V14]" office:value-type="float" office:value="8.07">
            <text:p>8.07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7.83266249377609">
            <text:p>7.8327</text:p>
          </table:table-cell>
          <table:table-cell table:style-name="ce4" table:formula="of:=[.Y14]" office:value-type="float" office:value="6.46">
            <text:p>6.46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6.27001235561258">
            <text:p>6.270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8.46">
            <text:p>28.46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7.349500603981">
            <text:p>27.34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20.74">
            <text:p>20.74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9.9307323445736">
            <text:p>19.9307</text:p>
          </table:table-cell>
          <table:table-cell table:style-name="ce4" table:formula="of:=[.V15]" office:value-type="float" office:value="8.07">
            <text:p>8.07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7.75511137997633">
            <text:p>7.7551</text:p>
          </table:table-cell>
          <table:table-cell table:style-name="ce4" table:formula="of:=[.Y15]" office:value-type="float" office:value="6.46">
            <text:p>6.46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6.20793302535899">
            <text:p>6.2079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8.46">
            <text:p>28.46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7.0787134692881">
            <text:p>27.078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20.74">
            <text:p>20.74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9.733398360964">
            <text:p>19.7334</text:p>
          </table:table-cell>
          <table:table-cell table:style-name="ce4" table:formula="of:=[.V16]" office:value-type="float" office:value="8.07">
            <text:p>8.07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7.67832809898646">
            <text:p>7.6783</text:p>
          </table:table-cell>
          <table:table-cell table:style-name="ce4" table:formula="of:=[.Y16]" office:value-type="float" office:value="6.46">
            <text:p>6.46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6.1464683419396">
            <text:p>6.146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8.46">
            <text:p>28.46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8106073953347">
            <text:p>26.8106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20.74">
            <text:p>20.74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9.5380181791722">
            <text:p>19.5380</text:p>
          </table:table-cell>
          <table:table-cell table:style-name="ce4" table:formula="of:=[.V17]" office:value-type="float" office:value="8.07">
            <text:p>8.07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7.60230504850145">
            <text:p>7.6023</text:p>
          </table:table-cell>
          <table:table-cell table:style-name="ce4" table:formula="of:=[.Y17]" office:value-type="float" office:value="6.46">
            <text:p>6.46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6.08561221974218">
            <text:p>6.0856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8.46">
            <text:p>28.46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6.5451558369651">
            <text:p>26.5452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20.74">
            <text:p>20.74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9.344572454626">
            <text:p>19.3446</text:p>
          </table:table-cell>
          <table:table-cell table:style-name="ce4" table:formula="of:=[.V18]" office:value-type="float" office:value="8.07">
            <text:p>8.07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7.52703470148658">
            <text:p>7.5270</text:p>
          </table:table-cell>
          <table:table-cell table:style-name="ce4" table:formula="of:=[.Y18]" office:value-type="float" office:value="6.46">
            <text:p>6.46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6.02535863340809">
            <text:p>6.0254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8.46">
            <text:p>28.46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6.2823325118466">
            <text:p>26.2823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20.74">
            <text:p>20.74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9.1530420342832">
            <text:p>19.1530</text:p>
          </table:table-cell>
          <table:table-cell table:style-name="ce4" table:formula="of:=[.V19]" office:value-type="float" office:value="8.07">
            <text:p>8.07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7.45250960543226">
            <text:p>7.4525</text:p>
          </table:table-cell>
          <table:table-cell table:style-name="ce4" table:formula="of:=[.Y19]" office:value-type="float" office:value="6.46">
            <text:p>6.46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5.96570161723574">
            <text:p>5.9657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8.46">
            <text:p>28.46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6.0221113978679">
            <text:p>26.0221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20.74">
            <text:p>20.74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8.9634079547358">
            <text:p>18.9634</text:p>
          </table:table-cell>
          <table:table-cell table:style-name="ce4" table:formula="of:=[.V20]" office:value-type="float" office:value="8.07">
            <text:p>8.07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7.3787223816161">
            <text:p>7.3787</text:p>
          </table:table-cell>
          <table:table-cell table:style-name="ce4" table:formula="of:=[.Y20]" office:value-type="float" office:value="6.46">
            <text:p>6.46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5.90663526458984">
            <text:p>5.906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8.46">
            <text:p>28.46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7644667305623">
            <text:p>25.764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20.74">
            <text:p>20.74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8.7756514403325">
            <text:p>18.7757</text:p>
          </table:table-cell>
          <table:table-cell table:style-name="ce4" table:formula="of:=[.V21]" office:value-type="float" office:value="8.07">
            <text:p>8.07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7.30566572437238">
            <text:p>7.3057</text:p>
          </table:table-cell>
          <table:table-cell table:style-name="ce4" table:formula="of:=[.Y21]" office:value-type="float" office:value="6.46">
            <text:p>6.46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5.84815372731667">
            <text:p>5.848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.51">
            <text:p>7.510</text:p>
          </table:table-cell>
          <table:table-cell office:value-type="float" office:value="10">
            <text:p>10</text:p>
          </table:table-cell>
          <table:table-cell table:formula="of:=[.C26]*1.01" office:value-type="float" office:value="8.29571216183815">
            <text:p>8.2957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958">
            <text:p>0.958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05822799614393">
            <text:p>1.0582</text:p>
          </table:table-cell>
          <table:table-cell table:style-name="ce3" office:value-type="float" office:value="0.939">
            <text:p>0.939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03724017576112">
            <text:p>1.0372</text:p>
          </table:table-cell>
          <table:table-cell table:style-name="ce3" office:value-type="float" office:value="1.229">
            <text:p>1.229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5758059213037">
            <text:p>1.3576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7.51">
            <text:p>7.5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8.21357639785955">
            <text:p>8.2136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958">
            <text:p>0.958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04775049123162">
            <text:p>1.0478</text:p>
          </table:table-cell>
          <table:table-cell table:style-name="ce4" table:formula="of:=[.V25]" office:value-type="float" office:value="0.939">
            <text:p>0.939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02697047105062">
            <text:p>1.0270</text:p>
          </table:table-cell>
          <table:table-cell table:style-name="ce4" table:formula="of:=[.Y25]" office:value-type="float" office:value="1.229">
            <text:p>1.229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4413920012908">
            <text:p>1.3441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7.51">
            <text:p>7.5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8.13225385926688">
            <text:p>8.1323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958">
            <text:p>0.958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0373767239917">
            <text:p>1.0374</text:p>
          </table:table-cell>
          <table:table-cell table:style-name="ce4" table:formula="of:=[.V26]" office:value-type="float" office:value="0.939">
            <text:p>0.939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01680244658477">
            <text:p>1.0168</text:p>
          </table:table-cell>
          <table:table-cell table:style-name="ce4" table:formula="of:=[.Y26]" office:value-type="float" office:value="1.229">
            <text:p>1.229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33083089121691">
            <text:p>1.330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7.51">
            <text:p>7.5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8.05173649432365">
            <text:p>8.0517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958">
            <text:p>0.958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02710566731852">
            <text:p>1.0271</text:p>
          </table:table-cell>
          <table:table-cell table:style-name="ce4" table:formula="of:=[.V27]" office:value-type="float" office:value="0.939">
            <text:p>0.939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00673509562848">
            <text:p>1.0067</text:p>
          </table:table-cell>
          <table:table-cell table:style-name="ce4" table:formula="of:=[.Y27]" office:value-type="float" office:value="1.229">
            <text:p>1.229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31765434773952">
            <text:p>1.3177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7.51">
            <text:p>7.5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7.97201633101351">
            <text:p>7.972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958">
            <text:p>0.958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01693630427576">
            <text:p>1.0169</text:p>
          </table:table-cell>
          <table:table-cell table:style-name="ce4" table:formula="of:=[.V28]" office:value-type="float" office:value="0.939">
            <text:p>0.939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0.996767421414339">
            <text:p>0.9968</text:p>
          </table:table-cell>
          <table:table-cell table:style-name="ce4" table:formula="of:=[.Y28]" office:value-type="float" office:value="1.229">
            <text:p>1.229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30460826508863">
            <text:p>1.3046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7.51">
            <text:p>7.51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7.893085476251">
            <text:p>7.8931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958">
            <text:p>0.958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0068676279958">
            <text:p>1.0069</text:p>
          </table:table-cell>
          <table:table-cell table:style-name="ce4" table:formula="of:=[.V29]" office:value-type="float" office:value="0.939">
            <text:p>0.939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0.9868984370439">
            <text:p>0.9869</text:p>
          </table:table-cell>
          <table:table-cell table:style-name="ce4" table:formula="of:=[.Y29]" office:value-type="float" office:value="1.229">
            <text:p>1.229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2916913515729">
            <text:p>1.2917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7.51">
            <text:p>7.5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7.8149361151">
            <text:p>7.8149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958">
            <text:p>0.958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99689864158">
            <text:p>0.9969</text:p>
          </table:table-cell>
          <table:table-cell table:style-name="ce4" table:formula="of:=[.V30]" office:value-type="float" office:value="0.939">
            <text:p>0.939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0.97712716539">
            <text:p>0.9771</text:p>
          </table:table-cell>
          <table:table-cell table:style-name="ce4" table:formula="of:=[.Y30]" office:value-type="float" office:value="1.229">
            <text:p>1.229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7890232829">
            <text:p>1.2789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7.51">
            <text:p>7.5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7.73756051">
            <text:p>7.7376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958">
            <text:p>0.958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987028358">
            <text:p>0.9870</text:p>
          </table:table-cell>
          <table:table-cell table:style-name="ce4" table:formula="of:=[.V31]" office:value-type="float" office:value="0.939">
            <text:p>0.939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0.967452639">
            <text:p>0.9675</text:p>
          </table:table-cell>
          <table:table-cell table:style-name="ce4" table:formula="of:=[.Y31]" office:value-type="float" office:value="1.229">
            <text:p>1.229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66239929">
            <text:p>1.2662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7.51">
            <text:p>7.5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7.660951">
            <text:p>7.6610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958">
            <text:p>0.958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9772558">
            <text:p>0.9773</text:p>
          </table:table-cell>
          <table:table-cell table:style-name="ce4" table:formula="of:=[.V32]" office:value-type="float" office:value="0.939">
            <text:p>0.939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0.9578739">
            <text:p>0.9579</text:p>
          </table:table-cell>
          <table:table-cell table:style-name="ce4" table:formula="of:=[.Y32]" office:value-type="float" office:value="1.229">
            <text:p>1.229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537029">
            <text:p>1.2537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7.51">
            <text:p>7.5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7.5851">
            <text:p>7.5851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958">
            <text:p>0.958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96758">
            <text:p>0.9676</text:p>
          </table:table-cell>
          <table:table-cell table:style-name="ce4" table:formula="of:=[.V33]" office:value-type="float" office:value="0.939">
            <text:p>0.939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0.94839">
            <text:p>0.9484</text:p>
          </table:table-cell>
          <table:table-cell table:style-name="ce4" table:formula="of:=[.Y33]" office:value-type="float" office:value="1.229">
            <text:p>1.229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4129">
            <text:p>1.2413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7.51">
            <text:p>7.51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7.51">
            <text:p>7.51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958">
            <text:p>0.958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958">
            <text:p>0.9580</text:p>
          </table:table-cell>
          <table:table-cell table:style-name="ce4" table:formula="of:=[.V34]" office:value-type="float" office:value="0.939">
            <text:p>0.939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0.939">
            <text:p>0.9390</text:p>
          </table:table-cell>
          <table:table-cell table:style-name="ce4" table:formula="of:=[.Y34]" office:value-type="float" office:value="1.229">
            <text:p>1.229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229">
            <text:p>1.229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7.51">
            <text:p>7.51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7.43564356435644">
            <text:p>7.435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958">
            <text:p>0.958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948514851485149">
            <text:p>0.9485</text:p>
          </table:table-cell>
          <table:table-cell table:style-name="ce4" table:formula="of:=[.V35]" office:value-type="float" office:value="0.939">
            <text:p>0.939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0.92970297029703">
            <text:p>0.9297</text:p>
          </table:table-cell>
          <table:table-cell table:style-name="ce4" table:formula="of:=[.Y35]" office:value-type="float" office:value="1.229">
            <text:p>1.229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21683168316832">
            <text:p>1.2168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7.51">
            <text:p>7.51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7.36202333104598">
            <text:p>7.362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958">
            <text:p>0.958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93912361533183">
            <text:p>0.9391</text:p>
          </table:table-cell>
          <table:table-cell table:style-name="ce4" table:formula="of:=[.V36]" office:value-type="float" office:value="0.939">
            <text:p>0.939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0.920497990393099">
            <text:p>0.9205</text:p>
          </table:table-cell>
          <table:table-cell table:style-name="ce4" table:formula="of:=[.Y36]" office:value-type="float" office:value="1.229">
            <text:p>1.229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20478384472111">
            <text:p>1.204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7.51">
            <text:p>7.5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7.28913201093661">
            <text:p>7.2891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958">
            <text:p>0.958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929825361714683">
            <text:p>0.9298</text:p>
          </table:table-cell>
          <table:table-cell table:style-name="ce4" table:formula="of:=[.V37]" office:value-type="float" office:value="0.939">
            <text:p>0.939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0.911384148904058">
            <text:p>0.9114</text:p>
          </table:table-cell>
          <table:table-cell table:style-name="ce4" table:formula="of:=[.Y37]" office:value-type="float" office:value="1.229">
            <text:p>1.229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19285529180307">
            <text:p>1.192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7.51">
            <text:p>7.5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7.21696238706595">
            <text:p>7.2170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958">
            <text:p>0.958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920619170014538">
            <text:p>0.9206</text:p>
          </table:table-cell>
          <table:table-cell table:style-name="ce4" table:formula="of:=[.V38]" office:value-type="float" office:value="0.939">
            <text:p>0.939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0.902360543469364">
            <text:p>0.9024</text:p>
          </table:table-cell>
          <table:table-cell table:style-name="ce4" table:formula="of:=[.Y38]" office:value-type="float" office:value="1.229">
            <text:p>1.229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8104484336938">
            <text:p>1.181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7.51">
            <text:p>7.51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7.14550731392668">
            <text:p>7.1455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958">
            <text:p>0.958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911504128727265">
            <text:p>0.9115</text:p>
          </table:table-cell>
          <table:table-cell table:style-name="ce4" table:formula="of:=[.V39]" office:value-type="float" office:value="0.939">
            <text:p>0.939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0.893426280662737">
            <text:p>0.8934</text:p>
          </table:table-cell>
          <table:table-cell table:style-name="ce4" table:formula="of:=[.Y39]" office:value-type="float" office:value="1.229">
            <text:p>1.229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6935133006869">
            <text:p>1.1694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7.51">
            <text:p>7.5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7.07475971675909">
            <text:p>7.0748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958">
            <text:p>0.958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90247933537353">
            <text:p>0.9025</text:p>
          </table:table-cell>
          <table:table-cell table:style-name="ce4" table:formula="of:=[.V40]" office:value-type="float" office:value="0.939">
            <text:p>0.939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0.8845804759037">
            <text:p>0.8846</text:p>
          </table:table-cell>
          <table:table-cell table:style-name="ce4" table:formula="of:=[.Y40]" office:value-type="float" office:value="1.229">
            <text:p>1.229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5777359412742">
            <text:p>1.1578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7.51">
            <text:p>7.5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7.00471259085059">
            <text:p>7.0047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958">
            <text:p>0.958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893543896409436">
            <text:p>0.8935</text:p>
          </table:table-cell>
          <table:table-cell table:style-name="ce4" table:formula="of:=[.V41]" office:value-type="float" office:value="0.939">
            <text:p>0.939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0.87582225337">
            <text:p>0.8758</text:p>
          </table:table-cell>
          <table:table-cell table:style-name="ce4" table:formula="of:=[.Y41]" office:value-type="float" office:value="1.229">
            <text:p>1.229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4631048923507">
            <text:p>1.1463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7.51">
            <text:p>7.5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93535900084216">
            <text:p>6.9354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958">
            <text:p>0.958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884696927138055">
            <text:p>0.8847</text:p>
          </table:table-cell>
          <table:table-cell table:style-name="ce4" table:formula="of:=[.V42]" office:value-type="float" office:value="0.939">
            <text:p>0.939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867150745910891">
            <text:p>0.8672</text:p>
          </table:table-cell>
          <table:table-cell table:style-name="ce4" table:formula="of:=[.Y42]" office:value-type="float" office:value="1.229">
            <text:p>1.229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13496088043076">
            <text:p>1.1350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7.51">
            <text:p>7.5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6.86669208004175">
            <text:p>6.8667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958">
            <text:p>0.958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875937551621837">
            <text:p>0.8759</text:p>
          </table:table-cell>
          <table:table-cell table:style-name="ce4" table:formula="of:=[.V43]" office:value-type="float" office:value="0.939">
            <text:p>0.939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858565094961278">
            <text:p>0.8586</text:p>
          </table:table-cell>
          <table:table-cell table:style-name="ce4" table:formula="of:=[.Y43]" office:value-type="float" office:value="1.229">
            <text:p>1.229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12372364399085">
            <text:p>1.1237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7.51">
            <text:p>7.5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6.7987050297443">
            <text:p>6.7987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958">
            <text:p>0.958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867264902595878">
            <text:p>0.8673</text:p>
          </table:table-cell>
          <table:table-cell table:style-name="ce4" table:formula="of:=[.V44]" office:value-type="float" office:value="0.939">
            <text:p>0.939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850064450456711">
            <text:p>0.8501</text:p>
          </table:table-cell>
          <table:table-cell table:style-name="ce4" table:formula="of:=[.Y44]" office:value-type="float" office:value="1.229">
            <text:p>1.229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11259766731768">
            <text:p>1.1126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2015／02／27</text:date>, <text:time>15:41:3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2-27T15:41:37.40</dc:date>
    <meta:editing-duration>P23DT9H33M29S</meta:editing-duration>
    <meta:editing-cycles>49</meta:editing-cycles>
    <meta:generator>OpenOffice/4.1.1$Win32 OpenOffice.org_project/411m6$Build-9775</meta:generator>
    <meta:document-statistic meta:table-count="5" meta:cell-count="2243" meta:object-count="0"/>
  </office:meta>
</office:document-meta>
</file>